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pple-system" svg:font-family="apple-system, system-ui, 'Segoe UI', Roboto, 'Helvetica Neue', Arial, 'Noto Sans', sans-serif, 'Apple Color Emoji', 'Segoe UI Emoji', 'Segoe UI Symbol', 'Noto Color Emoji'"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12529" style:font-name="apple-system" fo:font-size="10.1999998092651pt" fo:letter-spacing="normal" fo:font-style="normal" fo:font-weight="normal"/>
    </style:style>
    <style:style style:name="P2"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style>
    <style:style style:name="P3"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pple-system" fo:font-size="10.1999998092651pt" fo:letter-spacing="normal" fo:font-style="normal" fo:font-weight="normal"/>
    </style:style>
    <style:style style:name="P4" style:family="paragraph" style:parent-style-name="Heading_20_2">
      <style:text-properties fo:font-variant="normal" fo:text-transform="none" fo:color="#212529" style:font-name="apple-system" fo:letter-spacing="normal" fo:font-style="normal" fo:font-weight="normal"/>
    </style:style>
    <style:style style:name="P5" style:family="paragraph" style:parent-style-name="Text_20_body" style:list-style-name="L1">
      <style:paragraph-properties fo:margin-top="0cm" fo:margin-bottom="0.247cm" loext:contextual-spacing="false" fo:text-align="justify" style:justify-single-word="false" fo:orphans="2" fo:widows="2"/>
      <style:text-properties fo:font-variant="normal" fo:text-transform="none" fo:color="#212529" style:font-name="apple-system" fo:font-size="10.1999998092651pt" fo:letter-spacing="normal" fo:font-style="normal" fo:font-weight="normal"/>
    </style:style>
    <style:style style:name="P6" style:family="paragraph" style:parent-style-name="Text_20_body" style:list-style-name="L2">
      <style:paragraph-properties fo:margin-top="0cm" fo:margin-bottom="0.247cm" loext:contextual-spacing="false" fo:text-align="justify" style:justify-single-word="false" fo:orphans="2" fo:widows="2"/>
      <style:text-properties fo:font-variant="normal" fo:text-transform="none" fo:color="#212529" style:font-name="apple-system" fo:font-size="10.1999998092651pt" fo:letter-spacing="normal" fo:font-style="normal" fo:font-weight="normal"/>
    </style:style>
    <style:style style:name="T1" style:family="text">
      <style:text-properties fo:font-variant="normal" fo:text-transform="none" fo:color="#212529" style:font-name="apple-system" fo:font-size="10.1999998092651pt" fo:letter-spacing="normal" fo:font-style="normal" fo:font-weight="normal"/>
    </style:style>
    <style:style style:name="T2" style:family="text">
      <style:text-properties fo:font-variant="normal" fo:text-transform="none" fo:color="#007bff" style:text-line-through-style="none" style:text-line-through-type="none" style:font-name="apple-system" fo:font-size="10.1999998092651pt" fo:letter-spacing="normal" fo:font-style="normal" style:text-underline-style="none" fo:font-weight="normal" style:text-blinking="false" fo:background-color="transparent" loext:char-shading-value="0"/>
    </style:style>
    <style:style style:name="T3" style:family="text">
      <style:text-properties fo:color="#007bff" style:text-line-through-style="none" style:text-line-through-type="none" style:text-underline-style="none" style:text-blinking="false" fo:background-color="transparent" loext:char-shading-value="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Liste de trackers européens</text:h>
      <text:p text:style-name="Text_20_body"/>
      <text:p text:style-name="P1">Voici une liste de trackers accessibles aux investisseurs européens pour investir sur les stratégies présentées dans ce blog. Les trackers sont appelés ETF aux USA.</text:p>
      <text:p text:style-name="P1">Pour sélectionner les trackers européns, je recommande le site <text:a xlink:type="simple" xlink:href="https://www.justetf.com/en/" text:style-name="Internet_20_link" text:visited-style-name="Visited_20_Internet_20_Link"><text:span text:style-name="T3">www.justetf.com</text:span></text:a>.</text:p>
      <text:p text:style-name="P2"><text:span text:style-name="T1">J'utilise les ETF américains pour les simulations car ils offrent les historiques de cours les plus longs. Pour sélectionner les ETF américains, le site </text:span><text:a xlink:type="simple" xlink:href="https://www.etf.com/" text:style-name="Internet_20_link" text:visited-style-name="Visited_20_Internet_20_Link"><text:span text:style-name="T2">www.etf.com</text:span></text:a><text:span text:style-name="T1"> est très pratique.</text:span></text:p>
      <text:p text:style-name="P2"><text:span text:style-name="T1">Malheureusement ses ETF US ne sont plus disponibles en Europe pour le petit porteur, depuis l’entrée en vigueur de la législation </text:span><text:a xlink:type="simple" xlink:href="https://www.esma.europa.eu/policy-rules/mifid-ii-and-mifir" text:style-name="Internet_20_link" text:visited-style-name="Visited_20_Internet_20_Link"><text:span text:style-name="T2">MIFID II</text:span></text:a><text:span text:style-name="T1"> en 2018.</text:span></text:p>
      <text:p text:style-name="P3">Cette nouvelle législation européenne est une véritable usine à gaz, parfaitement scandaleuse. Sous des prétextes fallacieux de protéger l’investisseur individuel, ce qui n’est absolument pas le cas, elle protège les gérants de fonds européens de la concurrence des gérants de fonds US sur le marché des investisseurs individuels. Il faut savoir qu’à produit équivalent, les trackers européens sont bien plus chers que leurs équivalents américains. Le surcoût repose une fois de plus sur le petit investisseur individuel. Comme souvent, cette contrainte législative ne s’applique pas si vous êtes un investisseur professionnel ou un investisseur particulier avec un capital important!</text:p>
      <text:p text:style-name="P3">Je vous conseille de privilégier les trackers qui ont les volumes d'échanges les plus élevés et les frais de gestion les plus faibles.</text:p>
      <text:p text:style-name="P3">A titre d'exemple, dans le cas d’un investissement sur le Portefeuille Permanent de Harry Browne en version US, les trackers suivants sont bien adaptés:</text:p>
      <text:list xml:id="list2957864416" text:style-name="L1">
        <text:list-item>
          <text:p text:style-name="P5">iShares Core S&amp;P 500</text:p>
        </text:list-item>
        <text:list-item>
          <text:p text:style-name="P5">iShares USD Treasury Bond +20y</text:p>
        </text:list-item>
        <text:list-item>
          <text:p text:style-name="P5">Invesco Physical Gold A</text:p>
        </text:list-item>
        <text:list-item>
          <text:p text:style-name="P5">iShares USD Treasury Bond 0-1yr</text:p>
        </text:list-item>
      </text:list>
      <text:p text:style-name="P3">Ces trackers ont respectivement des frais de gestion annuel de ( 3 x 0,07% + 0,19% ) / 4 = 0,10%.</text:p>
      <text:p text:style-name="P3">Soient seulement 0,10% de frais de gestion annuel pour la globalité du portefeuille permanent de Harry Browne!</text:p>
      <text:p text:style-name="P3">Toutes les banques ne proposent pas ces trackers pour la simple et bonne raison qu'ils ne les jugent pas assez rentables pour eux. Il existe cependant des trackers équivalents chez Amundi (Crédit Agricole) ou BNP Paribas, mais au double de frais:</text:p>
      <text:list xml:id="list815019133" text:style-name="L2">
        <text:list-item>
          <text:p text:style-name="P6">iShares Core S&amp;P 500 : 0,07% par an</text:p>
        </text:list-item>
        <text:list-item>
          <text:p text:style-name="P6">Amundi et BNP S&amp;P 500 : 0,15% par 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pple-system" svg:font-family="apple-system, system-ui, 'Segoe UI', Roboto, 'Helvetica Neue', Arial, 'Noto Sans', sans-serif, 'Apple Color Emoji', 'Segoe UI Emoji', 'Segoe UI Symbol', 'Noto Color Emoji'"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09T14:03:38.764217718</meta:creation-date>
    <dc:date>2020-07-03T14:38:26.089635905</dc:date>
    <meta:editing-duration>PT1H53M2S</meta:editing-duration>
    <meta:editing-cycles>29</meta:editing-cycles>
    <meta:generator>LibreOffice/6.4.4.2$MacOSX_X86_64 LibreOffice_project/3d775be2011f3886db32dfd395a6a6d1ca2630ff</meta:generator>
    <meta:document-statistic meta:table-count="0" meta:image-count="0" meta:object-count="0" meta:page-count="1" meta:paragraph-count="17" meta:word-count="358" meta:character-count="2204" meta:non-whitespace-character-count="1869"/>
  </office:meta>
</office:document-meta>
</file>